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orphans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tocolo MPLS </text:h>
      <text:p text:style-name="Text_20_body">Sua empresa necessita se conectar com empresas parceiras, mas está preocupada em utilizar a rede pública de computadores para essa troca de informações. </text:p>
      <text:p text:style-name="Text_20_body">Assim, a empresa pediu para você, responsável pela TI, para dar um parecer técnico sobre o uso da rede pública ou internet e sua segurança. Você fez contato com os provedores e eles ofereceram diversos serviços que podem auxiliar na definição desse projeto de redes, a fim de garantir segurança para sua rede de dados e as conexões com os clientes, permitindo uma comunicação rápida e segura. </text:p>
      <text:p text:style-name="Text_20_body">Os provedores apresentaram diversos recursos e serviços, que possibilitam o uso de protocolos de segurança e gerenciamento de tráfego de conteúdo, com o objetivo de atender à demanda e aos requisitos solicitados pelos diretores da empresa, com o objetivo de garantir segurança nessa comunicação. </text:p>
      <text:p text:style-name="Text_20_body">Foi apresentada ao técnico a tecnologia MPLS, VPN e seus serviços de segurança aos clientes e aos computadores que farão a conexão fim a fim. </text:p>
      <text:p text:style-name="Text_20_body">Ao final, você levantou todos os dados apresentados e os recursos necessários para o relatório técnico e apresentou o seu parecer aos diretores. </text:p>
      <text:h text:style-name="Heading_20_3" text:outline-level="3">Vamos Praticar </text:h>
      <text:p text:style-name="Text_20_body">Diante desse cenário, pesquise e disserte sobre a funcionalidade e utilização do protocolo MPLS. Por que auxilia no desempenho de um roteamento? Faça uma simulação do protocolo MPLS, usando a ferramenta Packet Tracer, e apresente o seu diagrama de rede com o protocolo MPLS e o link trunk entre os <text:span text:style-name="Emphasis">switches </text:span>. </text:p>
      <text:p text:style-name="Text_20_body"><text:span text:style-name="Strong_20_Emphasis">Ao final, disponibilize seu trabalho no fórum da seção. </text:span></text:p>
      <text:h text:style-name="Heading_20_1" text:outline-level="1">Referências </text:h>
      <text:p text:style-name="Text_20_body">KUROSE, J. F.; ROSS, K. W. <text:span text:style-name="Strong_20_Emphasis">Redes de computadores </text:span>: uma abordagem top-down. 6. ed. Belo Horizonte: Pearson, 2013.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9:57:00.018764556</meta:creation-date>
    <dc:date>2023-11-30T19:57:11.424185191</dc:date>
    <meta:editing-duration>PT12S</meta:editing-duration>
    <meta:editing-cycles>1</meta:editing-cycles>
    <meta:document-statistic meta:table-count="0" meta:image-count="0" meta:object-count="0" meta:page-count="1" meta:paragraph-count="11" meta:word-count="267" meta:character-count="1649" meta:non-whitespace-character-count="1382"/>
    <meta:generator>LibreOffice/7.3.7.2$Linux_X86_64 LibreOffice_project/30$Build-2</meta:generator>
  </office:meta>
</office:document-meta>
</file>